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draw:line-skew="-1.241cm" svg:x1="8.324cm" svg:y1="2.736cm" svg:x2="14.357cm" svg:y2="10.872cm" draw:start-shape="id1" draw:start-glue-point="6" draw:end-shape="id2" draw:end-glue-point="8" svg:d="M8324 2736c-2650 0-2209 4332-38 6563s6071 2363 6071 1573" svg:viewBox="0 0 7864 8577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6.22cm" svg:y="7.382cm">
          <draw:text-box>
            <text:p><text:span text:style-name="T1">8</text:span></text:p>
          </draw:text-box>
        </draw:frame>
        <draw:frame draw:style-name="gr5" draw:text-style-name="P1" draw:layer="layout" svg:width="3.598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connector draw:style-name="gr6" draw:text-style-name="P1" draw:layer="layout" draw:type="line" svg:x1="11.522cm" svg:y1="1.288cm" svg:x2="10.124cm" svg:y2="2.089cm" svg:d="M11522 128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47:07.553180705</dc:date>
    <dc:creator>elucterio </dc:creator>
    <meta:editing-duration>PT28M36S</meta:editing-duration>
    <meta:editing-cycles>20</meta:editing-cycles>
    <meta:generator>LibreOffice/4.2.8.2$Linux_X86_64 LibreOffice_project/420m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4</mn>
    </mrow>
    <annotation encoding="StarMath 5.0">sum p_i = 14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12</mn>
    </mrow>
    <annotation encoding="StarMath 5.0">sum q_i = 12</annotation>
  </semantics>
</math>
</file>